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9777e" officeooo:paragraph-rsid="0009777e"/>
    </style:style>
    <style:style style:name="P2" style:family="paragraph" style:parent-style-name="Standard">
      <style:text-properties fo:language="ca" fo:country="ES" officeooo:rsid="0009777e" officeooo:paragraph-rsid="000dda8b"/>
    </style:style>
    <style:style style:name="P3" style:family="paragraph" style:parent-style-name="Standard">
      <style:text-properties fo:language="ca" fo:country="ES" officeooo:rsid="000b15dc" officeooo:paragraph-rsid="000b15d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) És més ràpid l'insertsort que el bubblesort?</text:p>
      <text:p text:style-name="P1"/>
      <text:p text:style-name="P1">Per analitzar quin dels dos algorismes és més ràpid, definim una variable diferència de temps d'execució que hem anomenat Destructor.</text:p>
      <text:p text:style-name="P1">Destructor = Tbubblesort – Tinsertsort</text:p>
      <text:p text:style-name="P1"/>
      <text:p text:style-name="P1">II) Premisses</text:p>
      <text:p text:style-name="P1"/>
      <text:p text:style-name="P3">-Aleatorietat a les mostres, ja que les proves han estat generades a l'atzar. Ho podem assegurar que hem utilitzat (veure apèndix).</text:p>
      <text:p text:style-name="P3">-Mostres aparellades, ja que hem anat mesurant els temps d'execució dels dos algorismes pels mateixos valors d'entrada.</text:p>
      <text:p text:style-name="P1"/>
      <text:p text:style-name="P1">III) Plantejament de la prova d'hipòtesi</text:p>
      <text:p text:style-name="P1"/>
      <text:p text:style-name="P3">H0: <text:span text:style-name="T1">μ</text:span><text:span text:style-name="T2">D = 0</text:span></text:p>
      <text:p text:style-name="P3"><text:span text:style-name="T2">H1: <text:s/></text:span><text:span text:style-name="T1">μ</text:span><text:span text:style-name="T2">D &gt; 0</text:span></text:p>
      <text:p text:style-name="P3"><text:span text:style-name="T2"/></text:p>
      <text:p text:style-name="P3"><text:span text:style-name="T2">Es tracta, doncs, d'una prova d'hipòtesi unilateral.</text:span></text:p>
      <text:p text:style-name="P1"/>
      <text:p text:style-name="P1">IV) Càlcul de l'estadístic</text:p>
      <text:p text:style-name="P1"><text:s/></text:p>
      <text:p text:style-name="P1"><draw:frame draw:style-name="fr1" draw:name="Object2" text:anchor-type="as-char" svg:y="-0.4472in" svg:width="1.3134in" svg:height="1.146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V) Estudi del p-valor</text:p>
      <text:p text:style-name="P2"/>
      <text:p text:style-name="P2">VI) Interval de confianç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7:33.922410650</meta:creation-date>
    <dc:date>2016-12-16T14:03:01.095823121</dc:date>
    <meta:editing-duration>PT4M25S</meta:editing-duration>
    <meta:editing-cycles>1</meta:editing-cycles>
    <meta:document-statistic meta:table-count="0" meta:image-count="0" meta:object-count="1" meta:page-count="1" meta:paragraph-count="15" meta:word-count="105" meta:character-count="667" meta:non-whitespace-character-count="572"/>
    <meta:generator>LibreOffice/5.0.6.3$Linux_X86_64 LibreOffice_project/00m0$Build-3</meta:generator>
  </office:meta>
</office:document-meta>
</file>

<file path=Object 2/content.xml><?xml version="1.0" encoding="utf-8"?>
<math xmlns="http://www.w3.org/1998/Math/MathML" display="block">
  <semantics>
    <mstyle mathsize="20pt">
      <mrow>
        <mover accent="true">
          <mi>t</mi>
          <mo stretchy="false">^</mo>
        </mover>
        <mo stretchy="false">=</mo>
        <mfrac>
          <mrow>
            <mover accent="true">
              <mi>D</mi>
              <mo>¯</mo>
            </mover>
            <mo stretchy="false">−</mo>
            <msub>
              <mi>μ</mi>
              <mn>0</mn>
            </msub>
          </mrow>
          <mrow>
            <msub>
              <mi>S</mi>
              <mi>D</mi>
            </msub>
            <msqrt>
              <mfrac>
                <mn>1</mn>
                <msub>
                  <mi>n</mi>
                  <mi>D</mi>
                </msub>
              </mfrac>
            </msqrt>
          </mrow>
        </mfrac>
      </mrow>
    </mstyle>
    <annotation encoding="StarMath 5.0"> size 20 {hat t  =  { overline {D}  - μ_{0} } over { S_{D}  sqrt{ {1} over { n_{D}} }  } }  </annotation>
  </semantics>
</math>
</file>